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T1" style:family="text">
      <style:text-properties fo:background-color="#ffff00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pan text:style-name="T2">Goal</text:span>:</text:p>
      <text:p text:style-name="Standard"/>
      <text:p text:style-name="Standard">Goal of Feature engineering: To improve the accuracy and effectiveness of machine learning models. By selecting, creating and transforming feature we aim to provide the model with most relevant and informative data.</text:p>
      <text:p text:style-name="Standard"/>
      <text:p text:style-name="Standard">For a feature to be useful, <text:span text:style-name="T1">it must have a relationship to the target that your model is able to learn</text:span>. Linear models, for instance, are only able to learn linear relationships. So, when using a linear model, your goal is to transform the features to make their relationship to the target linear.</text:p>
      <text:p text:style-name="Standard"/>
      <text:p text:style-name="Standard">Objectiives and goals of feature engineering: </text:p>
      <text:list xml:id="list4795668343026146255" text:style-name="L2">
        <text:list-item>
          <text:p text:style-name="P2">Improving model performance</text:p>
        </text:list-item>
        <text:list-item>
          <text:p text:style-name="P2">Reducing dimensionality ( select important and delete irrelevant) </text:p>
        </text:list-item>
        <text:list-item>
          <text:p text:style-name="P2">hand;ing missing data: </text:p>
        </text:list-item>
        <text:list-item>
          <text:p text:style-name="P2">deal with categorical value: need to be encoded into numerical format for ML algo</text:p>
        </text:list-item>
        <text:list-item>
          <text:p text:style-name="P2">feature scaling and normalization: To ensure they ahve similar scales. </text:p>
        </text:list-item>
        <text:list-item>
          <text:p text:style-name="P2">Feature extraction: extract meaningful information from raw data</text:p>
        </text:list-item>
        <text:list-item>
          <text:p text:style-name="P2">Create interaction terms: can create freature that represent interaction between existing feature. Have heigh and weight so create BMI. </text:p>
        </text:list-item>
        <text:list-item>
          <text:p text:style-name="P2">Temporal and time series features. Can create these in time series data. </text:p>
          <text:p text:style-name="P2"/>
        </text:list-item>
      </text:list>
      <text:p text:style-name="Standard"/>
      <text:p text:style-name="Standard"/>
      <text:p text:style-name="Standard"><text:span text:style-name="T2">Mutual information</text:span>: </text:p>
      <text:p text:style-name="Standard"/>
      <text:p text:style-name="Standard">A great first step is to construct a ranking with a <text:span text:style-name="T2">feature utility metric</text:span>, a function measuring associations between a feature and the target. Then you can choose a smaller set of the most useful features</text:p>
      <text:p text:style-name="Standard"/>
      <text:p text:style-name="Standard">The metric we'll use is called "mutual information". Mutual information is a lot like correlation in that it measures a relationship between two quantities. The advantage of mutual information is that it can detect any kind of relationship, while correlation only detects linear relationships.</text:p>
      <text:p text:style-name="Standard"/>
      <text:p text:style-name="Standard">Mutual information describes relationships in terms of uncertainty. The mutual information (MI) between two quantities is a measure of the extent to which knowledge of one quantity reduces uncertainty about the other. If you knew the value of a feature, how much more confident would you be about the target? <text:s/>By knowing the square feet of a houe i can assume( be certain) about the selling price. </text:p>
      <text:p text:style-name="Standard"/>
      <text:p text:style-name="Standard">Entropy:</text:p>
      <text:p text:style-name="Standard"/>
      <text:p text:style-name="Standard">Interpretation of mutual information scores: </text:p>
      <text:p text:style-name="Standard"/>
      <text:p text:style-name="Standard">The least possible mutual information between quantities is 0.0, the quantities are independent. </text:p>
      <text:p text:style-name="Standard">Mutual information increase as the depepndence between feature and target becomes tighter. MI can capture any kind of associations and not just linear. 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Important points on MI: </text:p>
      <text:p text:style-name="Standard"/>
      <text:list xml:id="list5794651600308171550" text:style-name="L1">
        <text:list-item>
          <text:p text:style-name="P1">MI can help you to understand the relative potential of a feature as a predictor of the target,</text:p>
        </text:list-item>
        <text:list-item>
          <text:p text:style-name="P1">It's possible for a feature to be very informative when interacting with other features, but not so informative all alone. MI can't detect interactions between features (other independent) . It is a univariate metric. It means MI interacts only with target. </text:p>
        </text:list-item>
        <text:list-item>
          <text:p text:style-name="P1">The actual usefulness of a feature depends on the model you use it with. A feature is only useful to the extent that its relationship with the target is one your model can learn. Just because a feature has a high MI score doesn't mean your model will be able to do anything with that information. You may need to transform the feature first to expose the associ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7M42S</meta:editing-duration>
    <meta:editing-cycles>3</meta:editing-cycles>
    <meta:generator>OpenOffice/4.1.7$Win32 OpenOffice.org_project/417m1$Build-9800</meta:generator>
    <dc:date>2023-09-22T10:49:53.90</dc:date>
    <meta:document-statistic meta:table-count="0" meta:image-count="0" meta:object-count="0" meta:page-count="2" meta:paragraph-count="24" meta:word-count="502" meta:character-count="3075"/>
    <meta:user-defined meta:name="Info 1"/>
    <meta:user-defined meta:name="Info 2"/>
    <meta:user-defined meta:name="Info 3"/>
    <meta:user-defined meta:name="Info 4"/>
  </office:meta>
</office:document-meta>
</file>